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834c" officeooo:paragraph-rsid="001e834c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e834c" officeooo:paragraph-rsid="001e834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fo:font-weight="normal" officeooo:rsid="001e834c" officeooo:paragraph-rsid="001e834c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9.022cm"/>
        </style:tab-stops>
      </style:paragraph-properties>
      <style:text-properties fo:font-size="15pt" fo:font-style="normal" fo:font-weight="normal" officeooo:rsid="001e834c" officeooo:paragraph-rsid="001fb17e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9.022cm"/>
        </style:tab-stops>
      </style:paragraph-properties>
      <style:text-properties style:text-line-through-style="none" style:text-line-through-type="none" fo:font-size="15pt" fo:font-style="normal" fo:font-weight="normal" officeooo:rsid="001e834c" officeooo:paragraph-rsid="002145f5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9.022cm"/>
        </style:tab-stops>
      </style:paragraph-properties>
      <style:text-properties style:text-line-through-style="none" style:text-line-through-type="none" fo:font-size="15pt" fo:font-style="normal" fo:font-weight="normal" officeooo:rsid="0023caa3" officeooo:paragraph-rsid="0023caa3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9.022cm"/>
        </style:tab-stops>
      </style:paragraph-properties>
      <style:text-properties style:text-line-through-style="none" style:text-line-through-type="none" fo:font-size="15pt" fo:font-style="normal" fo:font-weight="normal" officeooo:rsid="0028079c" officeooo:paragraph-rsid="0028079c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9.022cm"/>
        </style:tab-stops>
      </style:paragraph-properties>
      <style:text-properties style:text-line-through-style="none" style:text-line-through-type="none" fo:font-size="15pt" fo:font-style="normal" fo:font-weight="normal" officeooo:rsid="0028079c" officeooo:paragraph-rsid="00281bdd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9.022cm"/>
        </style:tab-stops>
      </style:paragraph-properties>
      <style:text-properties style:text-line-through-style="none" style:text-line-through-type="none" fo:font-size="15pt" fo:font-style="normal" fo:font-weight="normal" officeooo:rsid="00335fed" officeooo:paragraph-rsid="00335fed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17ef92"/>
    </style:style>
    <style:style style:name="T2" style:family="text">
      <style:text-properties officeooo:rsid="002145f5"/>
    </style:style>
    <style:style style:name="T3" style:family="text">
      <style:text-properties officeooo:rsid="0028079c"/>
    </style:style>
    <style:style style:name="T4" style:family="text">
      <style:text-properties officeooo:rsid="00281bdd"/>
    </style:style>
    <style:style style:name="T5" style:family="text">
      <style:text-properties officeooo:rsid="0030e630"/>
    </style:style>
    <style:style style:name="T6" style:family="text">
      <style:text-properties officeooo:rsid="003262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ole Aziendali</text:p>
      <text:p text:style-name="P3"/>
      <text:p text:style-name="P4">- <text:span text:style-name="T1">Quando un utente cancella la propria iscrizione al sito, i suoi dati personali ,gli ingredienti contenuti nella lista della spesa, la lista dei cuochi eventualmente seguiti,devono essere cancellati.</text:span></text:p>
      <text:p text:style-name="P5">-<text:span text:style-name="T2">Due ricette simili devono appartenere almeno ad una categoria in comune e avere come autore lo stesso cuoco o utente.</text:span></text:p>
      <text:p text:style-name="P5">-<text:span text:style-name="T3">I commenti o sono postati da un Utente o sono in risposta della Redazione</text:span></text:p>
      <text:p text:style-name="P5">-<text:span text:style-name="T2">I commenti lasciati dalla redazione devono essere in risposta ai commenti lasciati dagli utenti.</text:span></text:p>
      <text:p text:style-name="P5">-<text:span text:style-name="T2">Una ricetta o è realizzata da un utente o pubblicata dalla redazione o ha come autore un cuoco.</text:span></text:p>
      <text:p text:style-name="P6">-Le ricette che hanno come autore un cuoco famoso sono pubblicate dalla redazione.</text:p>
      <text:p text:style-name="P6">-Ogni <text:span text:style-name="T3">commento non deve essere associato a se stesso.</text:span></text:p>
      <text:p text:style-name="P6">-<text:span text:style-name="T3">Ogni ricetta non è simile a se stessa.</text:span></text:p>
      <text:p text:style-name="P8">-In R<text:span text:style-name="T4">ICETTA</text:span> l’attributo Dieta appartiene {“Veg<text:span text:style-name="T5">etariana</text:span>”, “Senza lattosio” , “Senza glutine”, “Bio”}.</text:p>
      <text:p text:style-name="P8">-In R<text:span text:style-name="T4">ICETTA</text:span> l’attributo Difficoltà appartiene {“Molto facile”, “Facile” , “Media”, “Difficile”, “Molto difficile”}.</text:p>
      <text:p text:style-name="P7">-In R<text:span text:style-name="T4">ICETTA</text:span> l’attributo <text:span text:style-name="T6">Prezzo</text:span> appartiene {“Basso”, “Medio” , “Alto”}.</text:p>
      <text:p text:style-name="P8">-In R<text:span text:style-name="T4">ICETTA</text:span> l’attributo Portata appartiene {“A<text:span text:style-name="T1">ntipasto”</text:span>, “<text:span text:style-name="T1"> </text:span>P<text:span text:style-name="T1">rimo piatto</text:span>” , “S<text:span text:style-name="T1">econdo piatto</text:span>”, “D<text:span text:style-name="T1">olce</text:span>”}.</text:p>
      <text:p text:style-name="P9">NUMER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21:52:48.965483424</meta:creation-date>
    <dc:date>2019-06-22T18:57:59.799811283</dc:date>
    <meta:editing-duration>PT1H5M49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75" meta:character-count="1168" meta:non-whitespace-character-count="1007"/>
  </office:meta>
</office:document-meta>
</file>